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241" officeooo:paragraph-rsid="00055241"/>
    </style:style>
    <style:style style:name="P2" style:family="paragraph" style:parent-style-name="Standard">
      <style:text-properties officeooo:rsid="00055241" officeooo:paragraph-rsid="00058af4"/>
    </style:style>
    <style:style style:name="P3" style:family="paragraph" style:parent-style-name="Heading_20_2">
      <style:paragraph-properties fo:text-align="center" style:justify-single-word="false"/>
      <style:text-properties style:font-name="Liberation Serif"/>
    </style:style>
    <style:style style:name="T1" style:family="text">
      <style:text-properties officeooo:rsid="00058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Trabajo Práctico DesApp – Documento de Arquitectura</text:h>
      <text:p text:style-name="P1"/>
      <text:p text:style-name="P2">1. <text:span text:style-name="T1">Stack Tecnologico</text:span></text:p>
      <text:p text:style-name="P2"/>
      <text:p text:style-name="P2"><text:span text:style-name="T1">2. </text:span>Casos de Us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.</meta:initial-creator>
    <meta:creation-date>2017-04-03T18:57:06.216579891</meta:creation-date>
    <dc:date>2017-04-03T20:29:42.216910304</dc:date>
    <dc:creator>Gabriel M.</dc:creator>
    <meta:editing-duration>PT1H32M35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3" meta:word-count="13" meta:character-count="86" meta:non-whitespace-character-count="75"/>
  </office:meta>
</office:document-meta>
</file>